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oi necessário a aquisição de dois cursos para a capacitação dos desenvolvedores do projeto, sabendo que os mesmos não possuíam conhecimento amplo para o término dentro do prazo estimado, onde também foi adquirido novos produtos para desempenho e produtividade, visando melhorar o tempo na entrega das tarefas solicitadas pelo gerente." svg:font-family="'Foi necessário a aquisição de dois cursos para a capacitação dos desenvolvedores do projeto, sabendo que os mesmos não possuíam conhecimento amplo para o término dentro do prazo estimado, onde também foi adquirido novos produtos para desempenho e produtividade, visando melhorar o tempo na entrega das tarefas solicitadas pelo gerente.'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Kumbh Sans" svg:font-family="'Kumbh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21cm" style:rel-width="100%" fo:margin-left="-0.191cm" fo:margin-top="0cm" fo:margin-bottom="0cm" table:align="left" style:writing-mode="lr-tb"/>
    </style:style>
    <style:style style:name="Tabela1.A" style:family="table-column">
      <style:table-column-properties style:column-width="3.979cm" style:rel-column-width="16383*"/>
    </style:style>
    <style:style style:name="Tabela1.C" style:family="table-column">
      <style:table-column-properties style:column-width="3.981cm" style:rel-column-width="16385*"/>
    </style:style>
    <style:style style:name="Tabela1.D" style:family="table-column">
      <style:table-column-properties style:column-width="3.979cm" style:rel-column-width="16381*"/>
    </style:style>
    <style:style style:name="Tabela1.1" style:family="table-row">
      <style:table-row-properties style:min-row-height="0.898cm" fo:keep-together="auto"/>
    </style:style>
    <style:style style:name="Tabela1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C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D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" style:family="table">
      <style:table-properties style:width="15.921cm" style:rel-width="100%" fo:margin-left="-0.191cm" fo:margin-top="0cm" fo:margin-bottom="0cm" table:align="left" style:writing-mode="lr-tb"/>
    </style:style>
    <style:style style:name="Tabela2.A" style:family="table-column">
      <style:table-column-properties style:column-width="4.337cm" style:rel-column-width="17851*"/>
    </style:style>
    <style:style style:name="Tabela2.B" style:family="table-column">
      <style:table-column-properties style:column-width="11.583cm" style:rel-column-width="47683*"/>
    </style:style>
    <style:style style:name="Tabela2.1" style:family="table-row">
      <style:table-row-properties style:min-row-height="0.898cm" fo:keep-together="auto"/>
    </style:style>
    <style:style style:name="Tabela2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3" style:family="table">
      <style:table-properties style:width="9.71cm" style:rel-width="61%" fo:margin-left="-0.191cm" fo:margin-top="0cm" fo:margin-bottom="0cm" table:align="left" fo:background-color="#e5dfec" style:writing-mode="lr-tb">
        <style:background-image/>
      </style:table-properties>
    </style:style>
    <style:style style:name="Tabela3.A" style:family="table-column">
      <style:table-column-properties style:column-width="3.986cm" style:rel-column-width="26908*"/>
    </style:style>
    <style:style style:name="Tabela3.B" style:family="table-column">
      <style:table-column-properties style:column-width="5.724cm" style:rel-column-width="38626*"/>
    </style:style>
    <style:style style:name="Tabela3.1" style:family="table-row">
      <style:table-row-properties style:min-row-height="0.697cm" fo:keep-together="auto"/>
    </style:style>
    <style:style style:name="Tabela3.A1" style:family="table-cell">
      <style:table-cell-properties style:vertical-align="middle" fo:background-color="#8064a2" fo:padding-left="0.191cm" fo:padding-right="0.191cm" fo:padding-top="0cm" fo:padding-bottom="0cm" fo:border="0.5pt solid #ffffff">
        <style:background-image/>
      </style:table-cell-properties>
    </style:style>
    <style:style style:name="Tabela3.B1" style:family="table-cell">
      <style:table-cell-properties style:vertical-align="middle" fo:background-color="#8064a2" fo:padding-left="0.191cm" fo:padding-right="0.191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abela3.A2" style:family="table-cell">
      <style:table-cell-properties style:vertical-align="middle" fo:background-color="#8064a2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.B2" style:family="table-cell">
      <style:table-cell-properties style:vertical-align="middle" fo:background-color="#e5dfec" fo:padding-left="0.191cm" fo:padding-right="0.191cm" fo:padding-top="0cm" fo:padding-bottom="0cm" fo:border="0.5pt solid #ffffff">
        <style:background-image/>
      </style:table-cell-properties>
    </style:style>
    <style:style style:name="Tabela3.4" style:family="table-row">
      <style:table-row-properties style:min-row-height="0.702cm" fo:keep-together="auto"/>
    </style:style>
    <style:style style:name="Tabela4" style:family="table">
      <style:table-properties style:width="15.921cm" style:rel-width="100%" fo:margin-left="-0.191cm" fo:margin-top="0cm" fo:margin-bottom="0cm" table:align="left" style:writing-mode="lr-tb"/>
    </style:style>
    <style:style style:name="Tabela4.A" style:family="table-column">
      <style:table-column-properties style:column-width="3.979cm" style:rel-column-width="16383*"/>
    </style:style>
    <style:style style:name="Tabela4.C" style:family="table-column">
      <style:table-column-properties style:column-width="3.981cm" style:rel-column-width="16385*"/>
    </style:style>
    <style:style style:name="Tabela4.D" style:family="table-column">
      <style:table-column-properties style:column-width="3.979cm" style:rel-column-width="16381*"/>
    </style:style>
    <style:style style:name="Tabela4.1" style:family="table-row">
      <style:table-row-properties style:min-row-height="0.898cm" fo:keep-together="auto"/>
    </style:style>
    <style:style style:name="Tabela4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4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4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4.C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4.D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5" style:family="table">
      <style:table-properties style:width="15.921cm" style:rel-width="100%" fo:margin-left="-0.191cm" fo:margin-top="0cm" fo:margin-bottom="0cm" table:align="left" style:writing-mode="lr-tb"/>
    </style:style>
    <style:style style:name="Tabela5.A" style:family="table-column">
      <style:table-column-properties style:column-width="3.979cm" style:rel-column-width="16383*"/>
    </style:style>
    <style:style style:name="Tabela5.C" style:family="table-column">
      <style:table-column-properties style:column-width="3.981cm" style:rel-column-width="16385*"/>
    </style:style>
    <style:style style:name="Tabela5.D" style:family="table-column">
      <style:table-column-properties style:column-width="3.979cm" style:rel-column-width="16381*"/>
    </style:style>
    <style:style style:name="Tabela5.1" style:family="table-row">
      <style:table-row-properties style:min-row-height="0.898cm" fo:keep-together="auto"/>
    </style:style>
    <style:style style:name="Tabela5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5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5.C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5.D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6" style:family="table">
      <style:table-properties style:width="15.921cm" style:rel-width="100%" fo:margin-left="-0.191cm" fo:margin-top="0cm" fo:margin-bottom="0cm" table:align="left" style:writing-mode="lr-tb"/>
    </style:style>
    <style:style style:name="Tabela6.A" style:family="table-column">
      <style:table-column-properties style:column-width="3.979cm" style:rel-column-width="16383*"/>
    </style:style>
    <style:style style:name="Tabela6.B" style:family="table-column">
      <style:table-column-properties style:column-width="3.981cm" style:rel-column-width="16384*"/>
    </style:style>
    <style:style style:name="Tabela6.C" style:family="table-column">
      <style:table-column-properties style:column-width="3.981cm" style:rel-column-width="16386*"/>
    </style:style>
    <style:style style:name="Tabela6.D" style:family="table-column">
      <style:table-column-properties style:column-width="3.979cm" style:rel-column-width="16382*"/>
    </style:style>
    <style:style style:name="Tabela6.1" style:family="table-row">
      <style:table-row-properties style:min-row-height="0.898cm" fo:keep-together="auto"/>
    </style:style>
    <style:style style:name="Tabela6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6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6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6.C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6.D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7" style:family="table">
      <style:table-properties style:width="15.921cm" style:rel-width="100%" fo:margin-left="-0.191cm" fo:margin-top="0cm" fo:margin-bottom="0cm" table:align="left" style:writing-mode="lr-tb"/>
    </style:style>
    <style:style style:name="Tabela7.A" style:family="table-column">
      <style:table-column-properties style:column-width="3.979cm" style:rel-column-width="16383*"/>
    </style:style>
    <style:style style:name="Tabela7.B" style:family="table-column">
      <style:table-column-properties style:column-width="3.981cm" style:rel-column-width="16384*"/>
    </style:style>
    <style:style style:name="Tabela7.C" style:family="table-column">
      <style:table-column-properties style:column-width="3.981cm" style:rel-column-width="16386*"/>
    </style:style>
    <style:style style:name="Tabela7.D" style:family="table-column">
      <style:table-column-properties style:column-width="3.979cm" style:rel-column-width="16382*"/>
    </style:style>
    <style:style style:name="Tabela7.1" style:family="table-row">
      <style:table-row-properties style:min-row-height="0.898cm" fo:keep-together="auto"/>
    </style:style>
    <style:style style:name="Tabela7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7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7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7.C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7.D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9" style:family="table">
      <style:table-properties style:width="15.921cm" style:rel-width="100%" fo:margin-left="-0.191cm" fo:margin-top="0cm" fo:margin-bottom="0cm" table:align="left" style:writing-mode="lr-tb"/>
    </style:style>
    <style:style style:name="Tabela9.A" style:family="table-column">
      <style:table-column-properties style:column-width="4.337cm" style:rel-column-width="17851*"/>
    </style:style>
    <style:style style:name="Tabela9.B" style:family="table-column">
      <style:table-column-properties style:column-width="11.583cm" style:rel-column-width="47684*"/>
    </style:style>
    <style:style style:name="Tabela9.1" style:family="table-row">
      <style:table-row-properties style:min-row-height="0.898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0" style:family="table">
      <style:table-properties style:width="15.921cm" style:rel-width="100%" fo:margin-left="-0.191cm" fo:margin-top="0cm" fo:margin-bottom="0cm" table:align="left" style:writing-mode="lr-tb"/>
    </style:style>
    <style:style style:name="Tabela10.A" style:family="table-column">
      <style:table-column-properties style:column-width="4.337cm" style:rel-column-width="17851*"/>
    </style:style>
    <style:style style:name="Tabela10.B" style:family="table-column">
      <style:table-column-properties style:column-width="11.583cm" style:rel-column-width="47684*"/>
    </style:style>
    <style:style style:name="Tabela10.1" style:family="table-row">
      <style:table-row-properties style:min-row-height="0.898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8" style:family="table">
      <style:table-properties style:width="17cm" fo:margin-top="0cm" fo:margin-bottom="0cm" table:align="center"/>
    </style:style>
    <style:style style:name="Tabela8.A" style:family="table-column">
      <style:table-column-properties style:column-width="9.377cm"/>
    </style:style>
    <style:style style:name="Tabela8.B" style:family="table-column">
      <style:table-column-properties style:column-width="7.622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8.864cm" fo:margin-left="0.097cm" fo:margin-top="0cm" fo:margin-bottom="0cm" table:align="left" style:writing-mode="lr-tb"/>
    </style:style>
    <style:style style:name="Tabela11.A" style:family="table-column">
      <style:table-column-properties style:column-width="1.94cm"/>
    </style:style>
    <style:style style:name="Tabela11.B" style:family="table-column">
      <style:table-column-properties style:column-width="1.942cm"/>
    </style:style>
    <style:style style:name="Tabela11.C" style:family="table-column">
      <style:table-column-properties style:column-width="2.281cm"/>
    </style:style>
    <style:style style:name="Tabela11.D" style:family="table-column">
      <style:table-column-properties style:column-width="0.928cm"/>
    </style:style>
    <style:style style:name="Tabela11.E" style:family="table-column">
      <style:table-column-properties style:column-width="1.773cm"/>
    </style:style>
    <style:style style:name="Tabela11.1" style:family="table-row">
      <style:table-row-properties style:min-row-height="0.979cm" fo:keep-together="auto"/>
    </style:style>
    <style:style style:name="Tabela11.A1" style:family="table-cell">
      <style:table-cell-properties fo:background-color="transparent" fo:padding-left="0.123cm" fo:padding-right="0.123cm" fo:padding-top="0cm" fo:padding-bottom="0cm" fo:border="1pt solid #000000">
        <style:background-image/>
      </style:table-cell-properties>
    </style:style>
    <style:style style:name="Tabela11.B1" style:family="table-cell">
      <style:table-cell-properties fo:background-color="transparent" fo:padding-left="0.123cm" fo:padding-right="0.123cm" fo:padding-top="0cm" fo:padding-bottom="0cm" fo:border-left="none" fo:border-right="1pt solid #000000" fo:border-top="1pt solid #000000" fo:border-bottom="1pt solid #000000">
        <style:background-image/>
      </style:table-cell-properties>
    </style:style>
    <style:style style:name="Tabela11.2" style:family="table-row">
      <style:table-row-properties style:min-row-height="0.503cm" fo:keep-together="auto"/>
    </style:style>
    <style:style style:name="Tabela11.A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1.B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E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B3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3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3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E3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B4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4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4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E4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B5" style:family="table-cell">
      <style:table-cell-properties fo:padding-left="0.123cm" fo:padding-right="0.123cm" fo:padding-top="0cm" fo:padding-bottom="0cm" fo:border="none"/>
    </style:style>
    <style:style style:name="Tabela11.C5" style:family="table-cell">
      <style:table-cell-properties fo:padding-left="0.123cm" fo:padding-right="0.123cm" fo:padding-top="0cm" fo:padding-bottom="0cm" fo:border="none"/>
    </style:style>
    <style:style style:name="Tabela11.D5" style:family="table-cell">
      <style:table-cell-properties fo:padding-left="0.123cm" fo:padding-right="0.123cm" fo:padding-top="0cm" fo:padding-bottom="0cm" fo:border="none"/>
    </style:style>
    <style:style style:name="Tabela11.E5" style:family="table-cell">
      <style:table-cell-properties fo:padding-left="0.123cm" fo:padding-right="0.123cm" fo:padding-top="0cm" fo:padding-bottom="0cm" fo:border="none"/>
    </style:style>
    <style:style style:name="Tabela11.A6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none" fo:border-bottom="1pt solid #000000">
        <style:background-image/>
      </style:table-cell-properties>
    </style:style>
    <style:style style:name="Tabela11.B6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C6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D6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E6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B7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C7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D7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E7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B8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8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8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E8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B9" style:family="table-cell">
      <style:table-cell-properties fo:padding-left="0.123cm" fo:padding-right="0.123cm" fo:padding-top="0cm" fo:padding-bottom="0cm" fo:border="none"/>
    </style:style>
    <style:style style:name="Tabela11.C9" style:family="table-cell">
      <style:table-cell-properties fo:padding-left="0.123cm" fo:padding-right="0.123cm" fo:padding-top="0cm" fo:padding-bottom="0cm" fo:border="none"/>
    </style:style>
    <style:style style:name="Tabela11.D9" style:family="table-cell">
      <style:table-cell-properties fo:padding-left="0.123cm" fo:padding-right="0.123cm" fo:padding-top="0cm" fo:padding-bottom="0cm" fo:border="none"/>
    </style:style>
    <style:style style:name="Tabela11.E9" style:family="table-cell">
      <style:table-cell-properties fo:padding-left="0.123cm" fo:padding-right="0.123cm" fo:padding-top="0cm" fo:padding-bottom="0cm" fo:border="none"/>
    </style:style>
    <style:style style:name="Tabela11.B10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C10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D10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E10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B11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C11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D11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E11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B1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1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1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E12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B13" style:family="table-cell">
      <style:table-cell-properties fo:padding-left="0.123cm" fo:padding-right="0.123cm" fo:padding-top="0cm" fo:padding-bottom="0cm" fo:border="none"/>
    </style:style>
    <style:style style:name="Tabela11.C13" style:family="table-cell">
      <style:table-cell-properties fo:padding-left="0.123cm" fo:padding-right="0.123cm" fo:padding-top="0cm" fo:padding-bottom="0cm" fo:border="none"/>
    </style:style>
    <style:style style:name="Tabela11.D13" style:family="table-cell">
      <style:table-cell-properties fo:padding-left="0.123cm" fo:padding-right="0.123cm" fo:padding-top="0cm" fo:padding-bottom="0cm" fo:border="none"/>
    </style:style>
    <style:style style:name="Tabela11.E13" style:family="table-cell">
      <style:table-cell-properties fo:padding-left="0.123cm" fo:padding-right="0.123cm" fo:padding-top="0cm" fo:padding-bottom="0cm" fo:border="none"/>
    </style:style>
    <style:style style:name="Tabela11.B14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C14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D14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E14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B15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C15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D15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E15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B16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16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16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E16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B17" style:family="table-cell">
      <style:table-cell-properties fo:padding-left="0.123cm" fo:padding-right="0.123cm" fo:padding-top="0cm" fo:padding-bottom="0cm" fo:border="none"/>
    </style:style>
    <style:style style:name="Tabela11.C17" style:family="table-cell">
      <style:table-cell-properties fo:padding-left="0.123cm" fo:padding-right="0.123cm" fo:padding-top="0cm" fo:padding-bottom="0cm" fo:border="none"/>
    </style:style>
    <style:style style:name="Tabela11.D17" style:family="table-cell">
      <style:table-cell-properties fo:padding-left="0.123cm" fo:padding-right="0.123cm" fo:padding-top="0cm" fo:padding-bottom="0cm" fo:border="none"/>
    </style:style>
    <style:style style:name="Tabela11.E17" style:family="table-cell">
      <style:table-cell-properties fo:padding-left="0.123cm" fo:padding-right="0.123cm" fo:padding-top="0cm" fo:padding-bottom="0cm" fo:border="none"/>
    </style:style>
    <style:style style:name="Tabela11.B18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C18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D18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E18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B19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C19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D19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E19" style:family="table-cell">
      <style:table-cell-properties fo:background-color="transparent" fo:padding-left="0.123cm" fo:padding-right="0.123cm" fo:padding-top="0cm" fo:padding-bottom="0cm" fo:border-left="none" fo:border-right="1pt solid #000000" fo:border-top="0.5pt solid #000000" fo:border-bottom="1pt solid #000000">
        <style:background-image/>
      </style:table-cell-properties>
    </style:style>
    <style:style style:name="Tabela11.B20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20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20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E20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B21" style:family="table-cell">
      <style:table-cell-properties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C21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ela11.D21" style:family="table-cell">
      <style:table-cell-properties fo:padding-left="0.123cm" fo:padding-right="0.123cm" fo:padding-top="0cm" fo:padding-bottom="0cm" fo:border="none"/>
    </style:style>
    <style:style style:name="Tabela11.E21" style:family="table-cell">
      <style:table-cell-properties fo:padding-left="0.123cm" fo:padding-right="0.123cm" fo:padding-top="0cm" fo:padding-bottom="0cm" fo:border="none"/>
    </style:style>
    <style:style style:name="Tabela12" style:family="table">
      <style:table-properties style:width="6.348cm" fo:margin-top="0cm" fo:margin-bottom="0cm" table:align="center" style:writing-mode="lr-tb"/>
    </style:style>
    <style:style style:name="Tabela12.A" style:family="table-column">
      <style:table-column-properties style:column-width="6.348cm"/>
    </style:style>
    <style:style style:name="Tabela12.1" style:family="table-row">
      <style:table-row-properties style:min-row-height="0.764cm" fo:keep-together="auto"/>
    </style:style>
    <style:style style:name="Tabela12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2.2" style:family="table-row">
      <style:table-row-properties style:min-row-height="0.393cm" fo:keep-together="auto"/>
    </style:style>
    <style:style style:name="Tabela12.A2" style:family="table-cell">
      <style:table-cell-properties style:vertical-align="middle"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3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4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5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6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7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8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9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10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11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12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13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14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15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16" style:family="table-cell">
      <style:table-cell-properties fo:background-color="transparent" fo:padding-left="0.123cm" fo:padding-right="0.123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3" style:family="table">
      <style:table-properties style:width="6.632cm" fo:margin-top="0cm" fo:margin-bottom="0cm" table:align="center" style:writing-mode="lr-tb"/>
    </style:style>
    <style:style style:name="Tabela13.A" style:family="table-column">
      <style:table-column-properties style:column-width="6.632cm"/>
    </style:style>
    <style:style style:name="Tabela13.1" style:family="table-row">
      <style:table-row-properties style:min-row-height="0.503cm" fo:keep-together="auto"/>
    </style:style>
    <style:style style:name="Tabela13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3.2" style:family="table-row">
      <style:table-row-properties style:row-height="0.503cm" fo:keep-together="auto"/>
    </style:style>
    <style:style style:name="Tabela13.A2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ela13.A3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4" style:family="table">
      <style:table-properties style:width="18.983cm" fo:margin-top="0cm" fo:margin-bottom="0cm" table:align="center" style:writing-mode="lr-tb"/>
    </style:style>
    <style:style style:name="Tabela14.A" style:family="table-column">
      <style:table-column-properties style:column-width="9.405cm"/>
    </style:style>
    <style:style style:name="Tabela14.B" style:family="table-column">
      <style:table-column-properties style:column-width="9.576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5" style:family="table">
      <style:table-properties style:width="7.505cm" fo:margin-top="0cm" fo:margin-bottom="0cm" table:align="center" style:writing-mode="lr-tb"/>
    </style:style>
    <style:style style:name="Tabela15.A" style:family="table-column">
      <style:table-column-properties style:column-width="3.858cm"/>
    </style:style>
    <style:style style:name="Tabela15.B" style:family="table-column">
      <style:table-column-properties style:column-width="3.646cm"/>
    </style:style>
    <style:style style:name="Tabela15.1" style:family="table-row">
      <style:table-row-properties style:min-row-height="1.03cm" fo:keep-together="auto"/>
    </style:style>
    <style:style style:name="Tabela15.A1" style:family="table-cell">
      <style:table-cell-properties fo:background-color="transparent" fo:padding-left="0.254cm" fo:padding-right="0.254cm" fo:padding-top="0.127cm" fo:padding-bottom="0.127cm" fo:border="0.5pt solid #000000">
        <style:background-image/>
      </style:table-cell-properties>
    </style:style>
    <style:style style:name="P1" style:family="paragraph" style:parent-style-name="Descrição">
      <style:text-properties fo:font-size="9pt" style:font-size-asian="9pt" style:font-name-complex="Arial"/>
    </style:style>
    <style:style style:name="P2" style:family="paragraph" style:parent-style-name="Descrição">
      <style:text-properties fo:font-size="9pt" officeooo:paragraph-rsid="0002cf4f" style:font-size-asian="9pt" style:font-name-complex="Arial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 style:list-style-name="WWNum24"/>
    <style:style style:name="P5" style:family="paragraph" style:parent-style-name="Heading_20_1" style:list-style-name="WWNum28"/>
    <style:style style:name="P6" style:family="paragraph" style:parent-style-name="Heading_20_2" style:list-style-name="WWNum27"/>
    <style:style style:name="P7" style:family="paragraph" style:parent-style-name="Heading_20_2" style:list-style-name="WWNum27">
      <style:text-properties officeooo:paragraph-rsid="0002cf4f"/>
    </style:style>
    <style:style style:name="P8" style:family="paragraph" style:parent-style-name="Heading_20_2">
      <style:text-properties officeooo:paragraph-rsid="0002cf4f"/>
    </style:style>
    <style:style style:name="P9" style:family="paragraph" style:parent-style-name="List_20_Paragraph">
      <style:text-properties fo:color="#5f497a" style:font-name="Kumbh Sans" fo:font-size="14pt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List_20_Paragraph" style:list-style-name="WWNum29"/>
    <style:style style:name="P11" style:family="paragraph" style:parent-style-name="List_20_Paragraph">
      <style:paragraph-properties fo:margin-left="0cm" fo:margin-right="0cm" fo:text-indent="0cm" style:auto-text-indent="false"/>
      <style:text-properties fo:color="#5f497a" style:font-name="Kumbh Sans" fo:font-size="14pt" style:font-size-asian="14pt" style:font-name-complex="Arial" style:font-size-complex="14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color="#5f497a" style:font-name="Kumbh Sans" fo:font-size="14pt" officeooo:paragraph-rsid="0002cf4f" style:font-size-asian="14pt" style:font-name-complex="Arial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color="#0d0d0d" style:font-name="Kumbh Sans" officeooo:rsid="0007b517" officeooo:paragraph-rsid="0007b517" style:font-name-complex="Arial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color="#ffffff" fo:font-weight="bold" style:font-weight-asian="bold" style:font-weight-complex="bold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ffffff" fo:font-weight="bold" style:font-weight-asian="bold" style:font-weight-complex="bold"/>
    </style:style>
    <style:style style:name="P16" style:family="paragraph" style:parent-style-name="List_20_Paragraph">
      <style:paragraph-properties fo:margin-left="0cm" fo:margin-right="0cm" fo:text-align="end" style:justify-single-word="false" fo:text-indent="0cm" style:auto-text-indent="false"/>
      <style:text-properties fo:color="#ffffff" fo:font-weight="bold" style:font-weight-asian="bold" style:font-weight-complex="bold"/>
    </style:style>
    <style:style style:name="P17" style:family="paragraph" style:parent-style-name="List_20_Paragraph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Normal_20__28_Web_29_">
      <style:paragraph-properties fo:margin-top="0.152cm" fo:margin-bottom="0cm" loext:contextual-spacing="false" fo:line-height="150%"/>
      <style:text-properties officeooo:paragraph-rsid="0007b517"/>
    </style:style>
    <style:style style:name="P19" style:family="paragraph" style:parent-style-name="Normal_20__28_Web_29_">
      <style:paragraph-properties fo:margin-top="0.152cm" fo:margin-bottom="0cm" loext:contextual-spacing="false"/>
      <style:text-properties officeooo:paragraph-rsid="0007b517"/>
    </style:style>
    <style:style style:name="P20" style:family="paragraph" style:parent-style-name="Standard">
      <style:text-properties fo:color="#5f497a" style:font-name="Kumbh Sans" fo:font-size="14pt" style:font-size-asian="14pt" style:font-name-complex="Arial" style:font-size-complex="14pt"/>
    </style:style>
    <style:style style:name="P21" style:family="paragraph" style:parent-style-name="Standard">
      <style:paragraph-properties fo:line-height="115%"/>
      <style:text-properties officeooo:paragraph-rsid="00046c6a"/>
    </style:style>
    <style:style style:name="P22" style:family="paragraph" style:parent-style-name="Standard">
      <style:paragraph-properties fo:line-height="115%"/>
      <style:text-properties fo:font-size="9pt" style:font-size-asian="9pt" style:font-name-complex="Arial"/>
    </style:style>
    <style:style style:name="P23" style:family="paragraph" style:parent-style-name="Standard">
      <style:paragraph-properties fo:line-height="115%" fo:text-align="center" style:justify-single-word="false">
        <style:tab-stops/>
      </style:paragraph-properties>
      <style:text-properties fo:font-size="9pt" officeooo:paragraph-rsid="0002cf4f" style:font-size-asian="9pt" style:font-name-complex="Arial"/>
    </style:style>
    <style:style style:name="P24" style:family="paragraph" style:parent-style-name="Standard">
      <style:paragraph-properties fo:line-height="115%"/>
      <style:text-properties fo:font-size="9pt" officeooo:paragraph-rsid="0002cf4f" style:font-size-asian="9pt" style:font-name-complex="Arial"/>
    </style:style>
    <style:style style:name="P25" style:family="paragraph" style:parent-style-name="Standard">
      <style:paragraph-properties fo:line-height="115%"/>
      <style:text-properties fo:font-size="9pt" officeooo:rsid="0002cf4f" officeooo:paragraph-rsid="0002cf4f" style:font-size-asian="9pt" style:font-name-complex="Arial"/>
    </style:style>
    <style:style style:name="P26" style:family="paragraph" style:parent-style-name="Standard">
      <style:paragraph-properties fo:line-height="115%" fo:text-align="center" style:justify-single-word="false"/>
      <style:text-properties fo:font-size="9pt" officeooo:rsid="0002cf4f" officeooo:paragraph-rsid="0002cf4f" style:font-size-asian="9pt" style:font-name-complex="Arial"/>
    </style:style>
    <style:style style:name="P27" style:family="paragraph" style:parent-style-name="Standard">
      <style:paragraph-properties fo:line-height="115%" fo:text-align="center" style:justify-single-word="false">
        <style:tab-stops/>
      </style:paragraph-properties>
      <style:text-properties fo:font-size="9pt" officeooo:rsid="0002cf4f" officeooo:paragraph-rsid="0002cf4f" style:font-size-asian="9pt" style:font-name-complex="Arial"/>
    </style:style>
    <style:style style:name="P28" style:family="paragraph" style:parent-style-name="Standard">
      <style:paragraph-properties fo:line-height="115%" fo:text-align="start" style:justify-single-word="false">
        <style:tab-stops/>
      </style:paragraph-properties>
      <style:text-properties fo:font-size="9pt" officeooo:rsid="0002cf4f" officeooo:paragraph-rsid="0002cf4f" style:font-size-asian="9pt" style:font-name-complex="Arial"/>
    </style:style>
    <style:style style:name="P29" style:family="paragraph" style:parent-style-name="Standard">
      <style:paragraph-properties fo:line-height="115%" fo:text-align="start" style:justify-single-word="false">
        <style:tab-stops/>
      </style:paragraph-properties>
      <style:text-properties fo:font-size="9pt" officeooo:rsid="0002cf4f" officeooo:paragraph-rsid="00046c6a" style:font-size-asian="9pt" style:font-name-complex="Arial"/>
    </style:style>
    <style:style style:name="P30" style:family="paragraph" style:parent-style-name="Standard">
      <style:paragraph-properties fo:line-height="115%"/>
      <style:text-properties fo:font-size="9pt" officeooo:rsid="00046c6a" officeooo:paragraph-rsid="00046c6a" style:font-size-asian="9pt" style:font-name-complex="Arial"/>
    </style:style>
    <style:style style:name="P31" style:family="paragraph" style:parent-style-name="Standard">
      <style:paragraph-properties fo:line-height="115%"/>
      <style:text-properties fo:color="#ffffff" fo:font-weight="bold" style:font-weight-asian="bold" style:font-weight-complex="bold"/>
    </style:style>
    <style:style style:name="P32" style:family="paragraph" style:parent-style-name="Standard">
      <style:paragraph-properties fo:line-height="115%"/>
      <style:text-properties fo:color="#ffffff" fo:font-weight="bold" officeooo:paragraph-rsid="0002cf4f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Calibri" fo:font-size="9pt" officeooo:rsid="0002cf4f" officeooo:paragraph-rsid="0002cf4f" style:font-size-asian="9pt" style:font-name-complex="Arial"/>
    </style:style>
    <style:style style:name="P34" style:family="paragraph" style:parent-style-name="Standard">
      <style:paragraph-properties fo:line-height="115%" fo:text-align="start" style:justify-single-word="false">
        <style:tab-stops/>
      </style:paragraph-properties>
      <style:text-properties style:font-name="Calibri" fo:font-size="9pt" officeooo:rsid="00046c6a" officeooo:paragraph-rsid="00046c6a" style:font-size-asian="9pt" style:font-name-complex="Arial"/>
    </style:style>
    <style:style style:name="P35" style:family="paragraph" style:parent-style-name="Standard">
      <style:paragraph-properties fo:line-height="115%"/>
      <style:text-properties style:font-name="Kumbh Sans" officeooo:rsid="000631eb" officeooo:paragraph-rsid="000631eb" style:font-name-complex="Arial"/>
    </style:style>
    <style:style style:name="P36" style:family="paragraph" style:parent-style-name="Standard">
      <style:text-properties officeooo:paragraph-rsid="0002cf4f"/>
    </style:style>
    <style:style style:name="P37" style:family="paragraph" style:parent-style-name="Standard">
      <style:text-properties fo:color="#000000"/>
    </style:style>
    <style:style style:name="P38" style:family="paragraph" style:parent-style-name="Standard">
      <style:text-properties fo:color="#000000" style:font-name="Calibri1" officeooo:rsid="0002cf4f" officeooo:paragraph-rsid="0002cf4f"/>
    </style:style>
    <style:style style:name="P39" style:family="paragraph" style:parent-style-name="Standard">
      <style:text-properties fo:color="#000000" style:font-name="Courier New1" fo:font-size="8pt" officeooo:paragraph-rsid="0007b517" style:font-name-asian="Times New Roman1" style:font-size-asian="8pt" style:language-asian="pt" style:country-asian="BR" style:font-name-complex="Courier New2" style:font-size-complex="8pt"/>
    </style:style>
    <style:style style:name="P40" style:family="paragraph" style:parent-style-name="Standard">
      <style:paragraph-properties fo:text-align="center" style:justify-single-word="false"/>
      <style:text-properties fo:color="#000000" style:font-name="Courier New1" fo:font-size="10pt" officeooo:paragraph-rsid="0007b517" style:font-name-asian="Times New Roman1" style:font-size-asian="10pt" style:language-asian="pt" style:country-asian="BR" style:font-name-complex="Courier New2" style:font-size-complex="10pt"/>
    </style:style>
    <style:style style:name="P41" style:family="paragraph" style:parent-style-name="Standard">
      <style:paragraph-properties fo:line-height="115%" fo:text-align="center" style:justify-single-word="false">
        <style:tab-stops/>
      </style:paragraph-properties>
      <style:text-properties fo:color="#c9211e" fo:font-size="9pt" fo:font-weight="normal" officeooo:rsid="0002cf4f" officeooo:paragraph-rsid="0002cf4f" style:font-size-asian="9pt" style:font-weight-asian="normal" style:font-name-complex="Arial" style:font-weight-complex="normal"/>
    </style:style>
    <style:style style:name="P42" style:family="paragraph" style:parent-style-name="Standard">
      <style:text-properties officeooo:paragraph-rsid="000631eb"/>
    </style:style>
    <style:style style:name="P43" style:family="paragraph" style:parent-style-name="Standard">
      <style:text-properties officeooo:paragraph-rsid="0007b517"/>
    </style:style>
    <style:style style:name="P44" style:family="paragraph" style:parent-style-name="Standard">
      <style:paragraph-properties fo:text-align="center" style:justify-single-word="false"/>
      <style:text-properties officeooo:paragraph-rsid="0007b517"/>
    </style:style>
    <style:style style:name="P45" style:family="paragraph" style:parent-style-name="Standard">
      <style:paragraph-properties fo:text-align="center" style:justify-single-word="false"/>
      <style:text-properties officeooo:paragraph-rsid="0007b517" fo:background-color="#ffff00"/>
    </style:style>
    <style:style style:name="P46" style:family="paragraph" style:parent-style-name="Standard">
      <style:paragraph-properties fo:text-align="center" style:justify-single-word="false"/>
      <style:text-properties fo:font-weight="bold" officeooo:paragraph-rsid="0007b517" style:font-weight-asian="bold" style:font-weight-complex="bold"/>
    </style:style>
    <style:style style:name="P47" style:family="paragraph" style:parent-style-name="Standard">
      <style:text-properties officeooo:rsid="0007f295" officeooo:paragraph-rsid="0007f295"/>
    </style:style>
    <style:style style:name="P48" style:family="paragraph" style:parent-style-name="Standard">
      <style:text-properties officeooo:paragraph-rsid="0007f295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5f497a" style:font-name="Kumbh Sans" fo:font-size="14pt" officeooo:paragraph-rsid="0002cf4f" style:font-size-asian="14pt" style:font-name-complex="Arial" style:font-size-complex="14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5f497a" style:font-name="Kumbh Sans" fo:font-size="14pt" officeooo:paragraph-rsid="000631eb" style:font-size-asian="14pt" style:font-name-complex="Arial" style:font-size-complex="14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Kumbh Sans" fo:font-size="14pt" officeooo:paragraph-rsid="0007b517" style:font-size-asian="14pt" style:font-name-complex="Arial" style:font-size-complex="14pt"/>
    </style:style>
    <style:style style:name="T1" style:family="text">
      <style:text-properties fo:color="#5f497a" style:font-name="Kumbh Sans" fo:font-size="20pt" style:font-size-asian="20pt" style:font-name-complex="Arial" style:font-size-complex="20pt"/>
    </style:style>
    <style:style style:name="T2" style:family="text">
      <style:text-properties fo:color="#5f497a" style:font-name="Kumbh Sans" style:text-underline-style="none"/>
    </style:style>
    <style:style style:name="T3" style:family="text">
      <style:text-properties fo:color="#5f497a" style:font-name="Kumbh Sans" fo:font-size="14pt" fo:font-weight="bold" style:font-size-asian="14pt" style:font-weight-asian="bold" style:font-name-complex="Arial" style:font-size-complex="14pt" style:font-weight-complex="bold"/>
    </style:style>
    <style:style style:name="T4" style:family="text">
      <style:text-properties fo:color="#5f497a" style:font-name="Kumbh Sans" fo:font-size="14pt" fo:font-weight="bold" officeooo:rsid="0007f295" style:font-size-asian="14pt" style:font-weight-asian="bold" style:font-name-complex="Arial" style:font-size-complex="14pt" style:font-weight-complex="bold"/>
    </style:style>
    <style:style style:name="T5" style:family="text">
      <style:text-properties fo:color="#5f497a"/>
    </style:style>
    <style:style style:name="T6" style:family="text">
      <style:text-properties fo:color="#5f497a" style:font-name="Cambria"/>
    </style:style>
    <style:style style:name="T7" style:family="text">
      <style:text-properties style:font-name="Kumbh Sans" fo:font-size="11pt" style:font-size-asian="11pt" style:font-size-complex="11pt"/>
    </style:style>
    <style:style style:name="T8" style:family="text">
      <style:text-properties style:font-name="Kumbh Sans" fo:font-size="11pt" officeooo:rsid="00177855" style:font-size-asian="11pt" style:font-size-complex="11pt"/>
    </style:style>
    <style:style style:name="T9" style:family="text">
      <style:text-properties style:font-name="Kumbh Sans" fo:font-size="11pt" officeooo:rsid="00188d6f" style:font-size-asian="11pt" style:font-size-complex="11pt"/>
    </style:style>
    <style:style style:name="T10" style:family="text">
      <style:text-properties style:font-name="Kumbh Sans" fo:font-size="11pt" officeooo:rsid="0002cf4f" style:font-size-asian="11pt" style:font-size-complex="11pt"/>
    </style:style>
    <style:style style:name="T11" style:family="text">
      <style:text-properties style:font-name="Kumbh Sans" fo:font-size="11pt" officeooo:rsid="0007f295" style:font-size-asian="11pt" style:font-size-complex="11pt"/>
    </style:style>
    <style:style style:name="T12" style:family="text">
      <style:text-properties style:font-name="Kumbh Sans" fo:font-weight="normal" style:font-weight-asian="normal" style:font-name-complex="Arial" style:font-style-complex="italic" style:font-weight-complex="normal"/>
    </style:style>
    <style:style style:name="T13" style:family="text">
      <style:text-properties style:font-name="Kumbh Sans" style:font-name-complex="Arial"/>
    </style:style>
    <style:style style:name="T14" style:family="text">
      <style:text-properties style:font-name="Kumbh Sans" style:font-name-complex="Arial" style:font-style-complex="italic"/>
    </style:style>
    <style:style style:name="T15" style:family="text">
      <style:text-properties fo:color="#000000" style:font-name="Courier New1" fo:font-size="8pt" fo:font-weight="bold" style:font-name-asian="Times New Roman1" style:font-size-asian="8pt" style:language-asian="pt" style:country-asian="BR" style:font-weight-asian="bold" style:font-name-complex="Courier New2" style:font-size-complex="8pt" style:font-weight-complex="bold"/>
    </style:style>
    <style:style style:name="T16" style:family="text">
      <style:text-properties fo:color="#000000" style:font-name="Courier New1" fo:font-size="8pt" style:font-name-asian="Times New Roman1" style:font-size-asian="8pt" style:language-asian="pt" style:country-asian="BR" style:font-name-complex="Courier New2" style:font-size-complex="8pt"/>
    </style:style>
    <style:style style:name="T17" style:family="text">
      <style:text-properties fo:color="#000000" style:font-name="Courier New1" fo:font-size="10pt" style:font-name-asian="Times New Roman1" style:font-size-asian="10pt" style:language-asian="pt" style:country-asian="BR" style:font-name-complex="Courier New2" style:font-size-complex="10pt"/>
    </style:style>
    <style:style style:name="T18" style:family="text">
      <style:text-properties fo:color="#000000" style:font-name="Courier New1" fo:font-size="10pt" fo:font-weight="bold" style:font-name-asian="Times New Roman1" style:font-size-asian="10pt" style:language-asian="pt" style:country-asian="BR" style:font-weight-asian="bold" style:font-name-complex="Courier New2" style:font-size-complex="10pt" style:font-weight-complex="bold"/>
    </style:style>
    <style:style style:name="T19" style:family="text">
      <style:text-properties fo:color="#000000" style:font-name="Calibri" fo:font-size="8pt" style:letter-kerning="true" style:font-size-asian="8pt" style:font-name-complex="F" style:font-size-complex="8pt"/>
    </style:style>
    <style:style style:name="T20" style:family="text">
      <style:text-properties fo:color="#000000" style:font-name="Calibri" fo:font-size="8pt" style:letter-kerning="true" style:font-size-asian="8pt" style:font-name-complex="F" style:font-size-complex="8pt" fo:background-color="#ffff00"/>
    </style:style>
    <style:style style:name="T21" style:family="text">
      <style:text-properties fo:color="#000000" fo:font-size="8pt" style:letter-kerning="true" style:font-size-asian="8pt" style:font-size-complex="8pt"/>
    </style:style>
    <style:style style:name="T22" style:family="text">
      <style:text-properties style:font-name-complex="Arial"/>
    </style:style>
    <style:style style:name="T23" style:family="text">
      <style:text-properties officeooo:rsid="0007f295" style:font-name-complex="Arial"/>
    </style:style>
    <style:style style:name="T24" style:family="text">
      <style:text-properties fo:font-size="9pt" officeooo:rsid="00046c6a" style:font-size-asian="9pt" style:font-name-complex="Arial"/>
    </style:style>
    <style:style style:name="T25" style:family="text">
      <style:text-properties fo:color="#c9211e" fo:font-weight="normal" style:font-weight-asian="normal" style:font-weight-complex="normal"/>
    </style:style>
    <style:style style:name="T26" style:family="text">
      <style:text-properties officeooo:rsid="00046c6a"/>
    </style:style>
    <style:style style:name="T27" style:family="text">
      <style:text-properties style:font-name="Calibri" fo:font-size="9pt" officeooo:rsid="00046c6a" style:font-size-asian="9pt" style:font-name-complex="Ari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Gerenciamento de Aquisições</text:span></text:p>
      <text:list xml:id="list328483019" text:style-name="WWNum24">
        <text:list-item>
          <text:h text:style-name="P4" text:outline-level="1"><text:bookmark-start text:name="_Toc323118138"/><text:bookmark-start text:name="_Toc468967452"/><text:span text:style-name="T2">Objetivo do Plano de gerenciamento das aquisições</text:span><text:bookmark-end text:name="_Toc323118138"/><text:bookmark-end text:name="_Toc468967452"/></text:h>
        </text:list-item>
      </text:list>
      <text:p text:style-name="P37"><text:span text:style-name="T22"/></text:p>
      <text:p text:style-name="P38"><text:span text:style-name="T22">Foi necessário a aquisição de dois cursos para a capacitação dos desenvolvedores do projeto, sabendo que os mesmos não possuíam conhecimento amplo para o término dentro do prazo estimado, onde também foi adquirido novos produtos para desempenho e produtividade, visando melhorar </text:span><text:span text:style-name="T23">a comunicação e o</text:span><text:span text:style-name="T22"> tempo na entrega das tarefas solicitadas pelo gerente.</text:span></text:p>
      <text:p text:style-name="P37"/>
      <text:list xml:id="list3878620572" text:style-name="WWNum27">
        <text:list-item>
          <text:h text:style-name="P6" text:outline-level="1"><text:bookmark-start text:name="_Toc319340139"/><text:bookmark-start text:name="_Toc468967458"/><text:bookmark-start text:name="_Toc323118145"/><text:span text:style-name="T5">Métricas</text:span><text:bookmark-end text:name="_Toc319340139"/><text:bookmark-end text:name="_Toc468967458"/><text:bookmark-end text:name="_Toc323118145"/></text:h>
        </text:list-item>
      </text:list>
      <text:p text:style-name="P2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able:table table:name="Tabela11" table:style-name="Tabela11">
              <table:table-column table:style-name="Tabela11.A"/>
              <table:table-column table:style-name="Tabela11.B"/>
              <table:table-column table:style-name="Tabela11.C"/>
              <table:table-column table:style-name="Tabela11.D"/>
              <table:table-column table:style-name="Tabela11.E"/>
              <table:table-row table:style-name="Tabela11.1">
                <table:table-cell table:style-name="Tabela11.A1" office:value-type="string">
                  <text:p text:style-name="P44"><text:span text:style-name="T15">Função </text:span></text:p>
                </table:table-cell>
                <table:table-cell table:style-name="Tabela11.B1" office:value-type="string">
                  <text:p text:style-name="P44"><text:span text:style-name="T15">Nº de ocorrência </text:span></text:p>
                </table:table-cell>
                <table:table-cell table:style-name="Tabela11.B1" office:value-type="string">
                  <text:p text:style-name="P44"><text:span text:style-name="T15">Complexidade </text:span></text:p>
                </table:table-cell>
                <table:table-cell table:style-name="Tabela11.B1" office:value-type="string">
                  <text:p text:style-name="P44"><text:span text:style-name="T15">Peso </text:span></text:p>
                </table:table-cell>
                <table:table-cell table:style-name="Tabela11.B1" office:value-type="string">
                  <text:p text:style-name="P44"><text:span text:style-name="T15">Resultado </text:span></text:p>
                </table:table-cell>
              </table:table-row>
              <table:table-row table:style-name="Tabela11.2">
                <table:table-cell table:style-name="Tabela11.A2" table:number-rows-spanned="3" office:value-type="string">
                  <text:p text:style-name="P44"><text:span text:style-name="T16">entradas</text:span></text:p>
                </table:table-cell>
                <table:table-cell table:style-name="Tabela11.B2" office:value-type="string">
                  <text:p text:style-name="P44"><text:span text:style-name="T16">2</text:span></text:p>
                </table:table-cell>
                <table:table-cell table:style-name="Tabela11.C2" office:value-type="string">
                  <text:p text:style-name="P44"><text:span text:style-name="T16">Simples </text:span></text:p>
                </table:table-cell>
                <table:table-cell table:style-name="Tabela11.D2" office:value-type="string">
                  <text:p text:style-name="P44"><text:span text:style-name="T16">3</text:span></text:p>
                </table:table-cell>
                <table:table-cell table:style-name="Tabela11.E2" office:value-type="string">
                  <text:p text:style-name="P44"><text:span text:style-name="T16">6</text:span></text:p>
                </table:table-cell>
              </table:table-row>
              <table:table-row table:style-name="Tabela11.2">
                <table:covered-table-cell/>
                <table:table-cell table:style-name="Tabela11.B3" office:value-type="string">
                  <text:p text:style-name="P44"><text:span text:style-name="T16">0</text:span></text:p>
                </table:table-cell>
                <table:table-cell table:style-name="Tabela11.C3" office:value-type="string">
                  <text:p text:style-name="P44"><text:span text:style-name="T16">Médio </text:span></text:p>
                </table:table-cell>
                <table:table-cell table:style-name="Tabela11.D3" office:value-type="string">
                  <text:p text:style-name="P44"><text:span text:style-name="T16">4</text:span></text:p>
                </table:table-cell>
                <table:table-cell table:style-name="Tabela11.E3" office:value-type="string">
                  <text:p text:style-name="P44"><text:span text:style-name="T16">0</text:span></text:p>
                </table:table-cell>
              </table:table-row>
              <table:table-row table:style-name="Tabela11.2">
                <table:covered-table-cell/>
                <table:table-cell table:style-name="Tabela11.B4" office:value-type="string">
                  <text:p text:style-name="P44"><text:span text:style-name="T16">6</text:span></text:p>
                </table:table-cell>
                <table:table-cell table:style-name="Tabela11.C4" office:value-type="string">
                  <text:p text:style-name="P44"><text:span text:style-name="T16">complexo </text:span></text:p>
                </table:table-cell>
                <table:table-cell table:style-name="Tabela11.D4" office:value-type="string">
                  <text:p text:style-name="P44"><text:span text:style-name="T16">6</text:span></text:p>
                </table:table-cell>
                <table:table-cell table:style-name="Tabela11.E4" office:value-type="string">
                  <text:p text:style-name="P44"><text:span text:style-name="T16">36</text:span></text:p>
                </table:table-cell>
              </table:table-row>
              <table:table-row table:style-name="Tabela11.2">
                <table:table-cell table:style-name="Tabela11.A1" office:value-type="string">
                  <text:p text:style-name="P44"><text:span text:style-name="T16"> </text:span></text:p>
                </table:table-cell>
                <table:table-cell table:style-name="Tabela11.B5" office:value-type="string">
                  <text:p text:style-name="P43"/>
                </table:table-cell>
                <table:table-cell table:style-name="Tabela11.C5" office:value-type="string">
                  <text:p text:style-name="P43"/>
                </table:table-cell>
                <table:table-cell table:style-name="Tabela11.D5" office:value-type="string">
                  <text:p text:style-name="P43"/>
                </table:table-cell>
                <table:table-cell table:style-name="Tabela11.E5" office:value-type="string">
                  <text:p text:style-name="P43"/>
                </table:table-cell>
              </table:table-row>
              <table:table-row table:style-name="Tabela11.2">
                <table:table-cell table:style-name="Tabela11.A6" table:number-rows-spanned="3" office:value-type="string">
                  <text:p text:style-name="P44"><text:span text:style-name="T16">saídas</text:span></text:p>
                </table:table-cell>
                <table:table-cell table:style-name="Tabela11.B6" office:value-type="string">
                  <text:p text:style-name="P44"><text:span text:style-name="T16">3</text:span></text:p>
                </table:table-cell>
                <table:table-cell table:style-name="Tabela11.C6" office:value-type="string">
                  <text:p text:style-name="P44"><text:span text:style-name="T16">Simples </text:span></text:p>
                </table:table-cell>
                <table:table-cell table:style-name="Tabela11.D6" office:value-type="string">
                  <text:p text:style-name="P44"><text:span text:style-name="T16">4</text:span></text:p>
                </table:table-cell>
                <table:table-cell table:style-name="Tabela11.E6" office:value-type="string">
                  <text:p text:style-name="P44"><text:span text:style-name="T16">12</text:span></text:p>
                </table:table-cell>
              </table:table-row>
              <table:table-row table:style-name="Tabela11.2">
                <table:covered-table-cell/>
                <table:table-cell table:style-name="Tabela11.B7" office:value-type="string">
                  <text:p text:style-name="P44"><text:span text:style-name="T16">0</text:span></text:p>
                </table:table-cell>
                <table:table-cell table:style-name="Tabela11.C7" office:value-type="string">
                  <text:p text:style-name="P44"><text:span text:style-name="T16">Médio </text:span></text:p>
                </table:table-cell>
                <table:table-cell table:style-name="Tabela11.D7" office:value-type="string">
                  <text:p text:style-name="P44"><text:span text:style-name="T16">5</text:span></text:p>
                </table:table-cell>
                <table:table-cell table:style-name="Tabela11.E7" office:value-type="string">
                  <text:p text:style-name="P44"><text:span text:style-name="T16">0</text:span></text:p>
                </table:table-cell>
              </table:table-row>
              <table:table-row table:style-name="Tabela11.2">
                <table:covered-table-cell/>
                <table:table-cell table:style-name="Tabela11.B8" office:value-type="string">
                  <text:p text:style-name="P44"><text:span text:style-name="T16">5</text:span></text:p>
                </table:table-cell>
                <table:table-cell table:style-name="Tabela11.C8" office:value-type="string">
                  <text:p text:style-name="P44"><text:span text:style-name="T16">complexo </text:span></text:p>
                </table:table-cell>
                <table:table-cell table:style-name="Tabela11.D8" office:value-type="string">
                  <text:p text:style-name="P44"><text:span text:style-name="T16">7</text:span></text:p>
                </table:table-cell>
                <table:table-cell table:style-name="Tabela11.E8" office:value-type="string">
                  <text:p text:style-name="P44"><text:span text:style-name="T16">35</text:span></text:p>
                </table:table-cell>
              </table:table-row>
              <table:table-row table:style-name="Tabela11.2">
                <table:table-cell table:style-name="Tabela11.A1" office:value-type="string">
                  <text:p text:style-name="P44"><text:span text:style-name="T16"> </text:span></text:p>
                </table:table-cell>
                <table:table-cell table:style-name="Tabela11.B9" office:value-type="string">
                  <text:p text:style-name="P43"/>
                </table:table-cell>
                <table:table-cell table:style-name="Tabela11.C9" office:value-type="string">
                  <text:p text:style-name="P43"/>
                </table:table-cell>
                <table:table-cell table:style-name="Tabela11.D9" office:value-type="string">
                  <text:p text:style-name="P43"/>
                </table:table-cell>
                <table:table-cell table:style-name="Tabela11.E9" office:value-type="string">
                  <text:p text:style-name="P43"/>
                </table:table-cell>
              </table:table-row>
              <table:table-row table:style-name="Tabela11.2">
                <table:table-cell table:style-name="Tabela11.A6" table:number-rows-spanned="3" office:value-type="string">
                  <text:p text:style-name="P44"><text:span text:style-name="T16">consultas</text:span></text:p>
                </table:table-cell>
                <table:table-cell table:style-name="Tabela11.B10" office:value-type="string">
                  <text:p text:style-name="P44"><text:span text:style-name="T16">2</text:span></text:p>
                </table:table-cell>
                <table:table-cell table:style-name="Tabela11.C10" office:value-type="string">
                  <text:p text:style-name="P44"><text:span text:style-name="T16">Simples </text:span></text:p>
                </table:table-cell>
                <table:table-cell table:style-name="Tabela11.D10" office:value-type="string">
                  <text:p text:style-name="P44"><text:span text:style-name="T16">3</text:span></text:p>
                </table:table-cell>
                <table:table-cell table:style-name="Tabela11.E10" office:value-type="string">
                  <text:p text:style-name="P44"><text:span text:style-name="T16">6</text:span></text:p>
                </table:table-cell>
              </table:table-row>
              <table:table-row table:style-name="Tabela11.2">
                <table:covered-table-cell/>
                <table:table-cell table:style-name="Tabela11.B11" office:value-type="string">
                  <text:p text:style-name="P44"><text:span text:style-name="T16">0</text:span></text:p>
                </table:table-cell>
                <table:table-cell table:style-name="Tabela11.C11" office:value-type="string">
                  <text:p text:style-name="P44"><text:span text:style-name="T16">Médio </text:span></text:p>
                </table:table-cell>
                <table:table-cell table:style-name="Tabela11.D11" office:value-type="string">
                  <text:p text:style-name="P44"><text:span text:style-name="T16">4</text:span></text:p>
                </table:table-cell>
                <table:table-cell table:style-name="Tabela11.E11" office:value-type="string">
                  <text:p text:style-name="P44"><text:span text:style-name="T16">0</text:span></text:p>
                </table:table-cell>
              </table:table-row>
              <table:table-row table:style-name="Tabela11.2">
                <table:covered-table-cell/>
                <table:table-cell table:style-name="Tabela11.B12" office:value-type="string">
                  <text:p text:style-name="P44"><text:span text:style-name="T16">6</text:span></text:p>
                </table:table-cell>
                <table:table-cell table:style-name="Tabela11.C12" office:value-type="string">
                  <text:p text:style-name="P44"><text:span text:style-name="T16">complexo </text:span></text:p>
                </table:table-cell>
                <table:table-cell table:style-name="Tabela11.D12" office:value-type="string">
                  <text:p text:style-name="P44"><text:span text:style-name="T16">6</text:span></text:p>
                </table:table-cell>
                <table:table-cell table:style-name="Tabela11.E12" office:value-type="string">
                  <text:p text:style-name="P44"><text:span text:style-name="T16">36</text:span></text:p>
                </table:table-cell>
              </table:table-row>
              <table:table-row table:style-name="Tabela11.2">
                <table:table-cell table:style-name="Tabela11.A1" office:value-type="string">
                  <text:p text:style-name="P44"><text:span text:style-name="T16"> </text:span></text:p>
                </table:table-cell>
                <table:table-cell table:style-name="Tabela11.B13" office:value-type="string">
                  <text:p text:style-name="P43"/>
                </table:table-cell>
                <table:table-cell table:style-name="Tabela11.C13" office:value-type="string">
                  <text:p text:style-name="P43"/>
                </table:table-cell>
                <table:table-cell table:style-name="Tabela11.D13" office:value-type="string">
                  <text:p text:style-name="P43"/>
                </table:table-cell>
                <table:table-cell table:style-name="Tabela11.E13" office:value-type="string">
                  <text:p text:style-name="P43"/>
                </table:table-cell>
              </table:table-row>
              <table:table-row table:style-name="Tabela11.2">
                <table:table-cell table:style-name="Tabela11.A6" table:number-rows-spanned="3" office:value-type="string">
                  <text:p text:style-name="P44"><text:span text:style-name="T16">arquivos </text:span></text:p>
                </table:table-cell>
                <table:table-cell table:style-name="Tabela11.B14" office:value-type="string">
                  <text:p text:style-name="P44"><text:span text:style-name="T16">0</text:span></text:p>
                </table:table-cell>
                <table:table-cell table:style-name="Tabela11.C14" office:value-type="string">
                  <text:p text:style-name="P44"><text:span text:style-name="T16">Simples </text:span></text:p>
                </table:table-cell>
                <table:table-cell table:style-name="Tabela11.D14" office:value-type="string">
                  <text:p text:style-name="P44"><text:span text:style-name="T16">7</text:span></text:p>
                </table:table-cell>
                <table:table-cell table:style-name="Tabela11.E14" office:value-type="string">
                  <text:p text:style-name="P44"><text:span text:style-name="T16">0</text:span></text:p>
                </table:table-cell>
              </table:table-row>
              <table:table-row table:style-name="Tabela11.2">
                <table:covered-table-cell/>
                <table:table-cell table:style-name="Tabela11.B15" office:value-type="string">
                  <text:p text:style-name="P44"><text:span text:style-name="T16">8</text:span></text:p>
                </table:table-cell>
                <table:table-cell table:style-name="Tabela11.C15" office:value-type="string">
                  <text:p text:style-name="P44"><text:span text:style-name="T16">Médio </text:span></text:p>
                </table:table-cell>
                <table:table-cell table:style-name="Tabela11.D15" office:value-type="string">
                  <text:p text:style-name="P44"><text:span text:style-name="T16">10</text:span></text:p>
                </table:table-cell>
                <table:table-cell table:style-name="Tabela11.E15" office:value-type="string">
                  <text:p text:style-name="P44"><text:span text:style-name="T16">80</text:span></text:p>
                </table:table-cell>
              </table:table-row>
              <table:table-row table:style-name="Tabela11.2">
                <table:covered-table-cell/>
                <table:table-cell table:style-name="Tabela11.B16" office:value-type="string">
                  <text:p text:style-name="P44"><text:span text:style-name="T16">0</text:span></text:p>
                </table:table-cell>
                <table:table-cell table:style-name="Tabela11.C16" office:value-type="string">
                  <text:p text:style-name="P44"><text:span text:style-name="T16">complexo </text:span></text:p>
                </table:table-cell>
                <table:table-cell table:style-name="Tabela11.D16" office:value-type="string">
                  <text:p text:style-name="P44"><text:span text:style-name="T16">15</text:span></text:p>
                </table:table-cell>
                <table:table-cell table:style-name="Tabela11.E16" office:value-type="string">
                  <text:p text:style-name="P44"><text:span text:style-name="T16">0</text:span></text:p>
                </table:table-cell>
              </table:table-row>
              <table:table-row table:style-name="Tabela11.2">
                <table:table-cell table:style-name="Tabela11.A1" office:value-type="string">
                  <text:p text:style-name="P44"><text:span text:style-name="T16"> </text:span></text:p>
                </table:table-cell>
                <table:table-cell table:style-name="Tabela11.B17" office:value-type="string">
                  <text:p text:style-name="P43"/>
                </table:table-cell>
                <table:table-cell table:style-name="Tabela11.C17" office:value-type="string">
                  <text:p text:style-name="P43"/>
                </table:table-cell>
                <table:table-cell table:style-name="Tabela11.D17" office:value-type="string">
                  <text:p text:style-name="P43"/>
                </table:table-cell>
                <table:table-cell table:style-name="Tabela11.E17" office:value-type="string">
                  <text:p text:style-name="P43"/>
                </table:table-cell>
              </table:table-row>
              <table:table-row table:style-name="Tabela11.2">
                <table:table-cell table:style-name="Tabela11.A6" table:number-rows-spanned="3" office:value-type="string">
                  <text:p text:style-name="P44"><text:span text:style-name="T16">interfaces </text:span></text:p>
                </table:table-cell>
                <table:table-cell table:style-name="Tabela11.B18" office:value-type="string">
                  <text:p text:style-name="P44"><text:span text:style-name="T16">0</text:span></text:p>
                </table:table-cell>
                <table:table-cell table:style-name="Tabela11.C18" office:value-type="string">
                  <text:p text:style-name="P44"><text:span text:style-name="T16">Simples </text:span></text:p>
                </table:table-cell>
                <table:table-cell table:style-name="Tabela11.D18" office:value-type="string">
                  <text:p text:style-name="P44"><text:span text:style-name="T16">5</text:span></text:p>
                </table:table-cell>
                <table:table-cell table:style-name="Tabela11.E18" office:value-type="string">
                  <text:p text:style-name="P44"><text:span text:style-name="T16">0</text:span></text:p>
                </table:table-cell>
              </table:table-row>
              <table:table-row table:style-name="Tabela11.2">
                <table:covered-table-cell/>
                <table:table-cell table:style-name="Tabela11.B19" office:value-type="string">
                  <text:p text:style-name="P44"><text:span text:style-name="T16">8</text:span></text:p>
                </table:table-cell>
                <table:table-cell table:style-name="Tabela11.C19" office:value-type="string">
                  <text:p text:style-name="P44"><text:span text:style-name="T16">Médio </text:span></text:p>
                </table:table-cell>
                <table:table-cell table:style-name="Tabela11.D19" office:value-type="string">
                  <text:p text:style-name="P44"><text:span text:style-name="T16">7</text:span></text:p>
                </table:table-cell>
                <table:table-cell table:style-name="Tabela11.E19" office:value-type="string">
                  <text:p text:style-name="P44"><text:span text:style-name="T16">56</text:span></text:p>
                </table:table-cell>
              </table:table-row>
              <table:table-row table:style-name="Tabela11.2">
                <table:covered-table-cell/>
                <table:table-cell table:style-name="Tabela11.B20" office:value-type="string">
                  <text:p text:style-name="P44"><text:span text:style-name="T16">0</text:span></text:p>
                </table:table-cell>
                <table:table-cell table:style-name="Tabela11.C20" office:value-type="string">
                  <text:p text:style-name="P44"><text:span text:style-name="T16">complexo </text:span></text:p>
                </table:table-cell>
                <table:table-cell table:style-name="Tabela11.D20" office:value-type="string">
                  <text:p text:style-name="P44"><text:span text:style-name="T16">10</text:span></text:p>
                </table:table-cell>
                <table:table-cell table:style-name="Tabela11.E20" office:value-type="string">
                  <text:p text:style-name="P44"><text:span text:style-name="T16">0</text:span></text:p>
                </table:table-cell>
              </table:table-row>
              <table:table-row table:style-name="Tabela11.1">
                <table:table-cell table:style-name="Tabela11.A1" office:value-type="string">
                  <text:p text:style-name="P44"><text:span text:style-name="T16"> </text:span></text:p>
                </table:table-cell>
                <table:table-cell table:style-name="Tabela11.B21" office:value-type="string">
                  <text:p text:style-name="P44"><text:span text:style-name="T16">Total de FP’b </text:span></text:p>
                </table:table-cell>
                <table:table-cell table:style-name="Tabela11.C21" office:value-type="string">
                  <text:p text:style-name="P44"><text:span text:style-name="T16">267</text:span></text:p>
                </table:table-cell>
                <table:table-cell table:style-name="Tabela11.D21" office:value-type="string">
                  <text:p text:style-name="P43"/>
                </table:table-cell>
                <table:table-cell table:style-name="Tabela11.E21" office:value-type="string">
                  <text:p text:style-name="P43"/>
                </table:table-cell>
              </table:table-row>
            </table:table>
            <text:p text:style-name="P44"/>
          </table:table-cell>
          <table:table-cell table:style-name="Tabela8.A1" office:value-type="string">
            <table:table table:name="Tabela12" table:style-name="Tabela12">
              <table:table-column table:style-name="Tabela12.A"/>
              <table:table-row table:style-name="Tabela12.1">
                <table:table-cell table:style-name="Tabela12.A1" office:value-type="string">
                  <text:p text:style-name="P44"><text:span text:style-name="T17">Nível de Influência do Sistema (0 a 5)</text:span></text:p>
                </table:table-cell>
              </table:table-row>
              <table:table-row table:style-name="Tabela12.2">
                <table:table-cell table:style-name="Tabela12.A2" office:value-type="string">
                  <text:p text:style-name="P44"><text:span text:style-name="T18">Comunicação de dados</text:span></text:p>
                </table:table-cell>
              </table:table-row>
              <table:table-row table:style-name="Tabela12.2">
                <table:table-cell table:style-name="Tabela12.A3" office:value-type="string">
                  <text:p text:style-name="P44"><text:span text:style-name="T18">Performance</text:span></text:p>
                </table:table-cell>
              </table:table-row>
              <table:table-row table:style-name="Tabela12.2">
                <table:table-cell table:style-name="Tabela12.A4" office:value-type="string">
                  <text:p text:style-name="P44"><text:span text:style-name="T18">Volume de transações</text:span></text:p>
                </table:table-cell>
              </table:table-row>
              <table:table-row table:style-name="Tabela12.2">
                <table:table-cell table:style-name="Tabela12.A5" office:value-type="string">
                  <text:p text:style-name="P44"><text:span text:style-name="T18">Eficiência do usuário final</text:span></text:p>
                </table:table-cell>
              </table:table-row>
              <table:table-row table:style-name="Tabela12.2">
                <table:table-cell table:style-name="Tabela12.A6" office:value-type="string">
                  <text:p text:style-name="P44"><text:span text:style-name="T18">Processamento complexo</text:span></text:p>
                </table:table-cell>
              </table:table-row>
              <table:table-row table:style-name="Tabela12.2">
                <table:table-cell table:style-name="Tabela12.A7" office:value-type="string">
                  <text:p text:style-name="P44"><text:span text:style-name="T18">Facilidade de implantação</text:span></text:p>
                </table:table-cell>
              </table:table-row>
              <table:table-row table:style-name="Tabela12.2">
                <table:table-cell table:style-name="Tabela12.A8" office:value-type="string">
                  <text:p text:style-name="P44"><text:span text:style-name="T18">Múltiplos locais</text:span></text:p>
                </table:table-cell>
              </table:table-row>
              <table:table-row table:style-name="Tabela12.2">
                <table:table-cell table:style-name="Tabela12.A9" office:value-type="string">
                  <text:p text:style-name="P44"><text:span text:style-name="T18">Processamento distribuído</text:span></text:p>
                </table:table-cell>
              </table:table-row>
              <table:table-row table:style-name="Tabela12.2">
                <table:table-cell table:style-name="Tabela12.A10" office:value-type="string">
                  <text:p text:style-name="P44"><text:span text:style-name="T18">Utilização de equipamento</text:span></text:p>
                </table:table-cell>
              </table:table-row>
              <table:table-row table:style-name="Tabela12.2">
                <table:table-cell table:style-name="Tabela12.A11" office:value-type="string">
                  <text:p text:style-name="P44"><text:span text:style-name="T18">Entrada de dados on-line</text:span></text:p>
                </table:table-cell>
              </table:table-row>
              <table:table-row table:style-name="Tabela12.2">
                <table:table-cell table:style-name="Tabela12.A12" office:value-type="string">
                  <text:p text:style-name="P44"><text:span text:style-name="T18">Atualização on-line</text:span></text:p>
                </table:table-cell>
              </table:table-row>
              <table:table-row table:style-name="Tabela12.2">
                <table:table-cell table:style-name="Tabela12.A13" office:value-type="string">
                  <text:p text:style-name="P44"><text:span text:style-name="T18">Reutilização de código</text:span></text:p>
                </table:table-cell>
              </table:table-row>
              <table:table-row table:style-name="Tabela12.2">
                <table:table-cell table:style-name="Tabela12.A14" office:value-type="string">
                  <text:p text:style-name="P44"><text:span text:style-name="T18">Facilidade operacional</text:span></text:p>
                </table:table-cell>
              </table:table-row>
              <table:table-row table:style-name="Tabela12.2">
                <table:table-cell table:style-name="Tabela12.A15" office:value-type="string">
                  <text:p text:style-name="P44"><text:span text:style-name="T18">Facilidade de mudanças</text:span></text:p>
                </table:table-cell>
              </table:table-row>
              <table:table-row table:style-name="Tabela12.2">
                <table:table-cell table:style-name="Tabela12.A16" office:value-type="string">
                  <text:p text:style-name="P44"><text:span text:style-name="T18">Total de NI</text:span></text:p>
                </table:table-cell>
              </table:table-row>
            </table:table>
            <text:p text:style-name="P45"/>
            <text:p text:style-name="P44">Em seguida --- multiplicar o NI pela taxa real.</text:p>
            <table:table table:name="Tabela13" table:style-name="Tabela13">
              <table:table-column table:style-name="Tabela13.A"/>
              <table:table-row table:style-name="Tabela13.1">
                <table:table-cell table:style-name="Tabela13.A1" office:value-type="string">
                  <text:p text:style-name="P44"><text:span text:style-name="T17">0,65 + (0,01 x NI) = FA</text:span></text:p>
                </table:table-cell>
              </table:table-row>
              <table:table-row table:style-name="Tabela13.2">
                <table:table-cell table:style-name="Tabela13.A2" office:value-type="string">
                  <text:p text:style-name="P40"/>
                </table:table-cell>
              </table:table-row>
              <table:table-row table:style-name="Tabela13.1">
                <table:table-cell table:style-name="Tabela13.A3" office:value-type="string">
                  <text:p text:style-name="P44"><text:span text:style-name="T18">1,35</text:span></text:p>
                </table:table-cell>
              </table:table-row>
            </table:table>
            <text:p text:style-name="P45"/>
            <text:p text:style-name="P44">3ª ETAPA: <text:s/>Multiplicar os FP’bruto x FA</text:p>
            <text:p text:style-name="P44">FP’r = 360</text:p>
            <text:p text:style-name="P44">R$15,00/ hora</text:p>
          </table:table-cell>
        </table:table-row>
      </table:table>
      <text:p text:style-name="P4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9"><text:span text:style-name="T19">Estimativas do número médio de LOC por FP</text:span></text:p>
            <text:p text:style-name="P18"><text:span text:style-name="T20">(SQL + HTML) = 15</text:span></text:p>
            <text:p text:style-name="P18"><text:span text:style-name="T21">FP’r x LOC</text:span></text:p>
            <text:p text:style-name="P18"><text:span text:style-name="T21">360 x 15 =5.400</text:span></text:p>
          </table:table-cell>
          <table:table-cell table:style-name="Tabela14.A1" office:value-type="string">
            <table:table table:name="Tabela15" table:style-name="Tabela15">
              <table:table-column table:style-name="Tabela15.A"/>
              <table:table-column table:style-name="Tabela15.B"/>
              <table:table-row table:style-name="Tabela15.1">
                <table:table-cell table:style-name="Tabela15.A1" office:value-type="string">
                  <text:p text:style-name="P44"><text:span text:style-name="T28">Tipo de Sistema<text:tab/></text:span></text:p>
                  <text:p text:style-name="P44"><text:span text:style-name="T28">Sistema Web</text:span></text:p>
                </table:table-cell>
                <table:table-cell table:style-name="Tabela15.A1" office:value-type="string">
                  <text:p text:style-name="P44"><text:span text:style-name="T28">Produtividade</text:span></text:p>
                  <text:p text:style-name="P46"/>
                  <text:p text:style-name="P44"><text:span text:style-name="T28">3.300 Kloc/Loc </text:span></text:p>
                </table:table-cell>
              </table:table-row>
            </table:table>
            <text:p text:style-name="P18"><text:span text:style-name="T21">(FP’r x LOC)/ Produtividade</text:span></text:p>
            <text:p text:style-name="P18"><text:span text:style-name="T21">5.400/ 3.300 = 1,636</text:span></text:p>
          </table:table-cell>
        </table:table-row>
      </table:table>
      <text:p text:style-name="P44"/>
      <text:p text:style-name="P44"><text:span text:style-name="T29">-a tabela (NBR 13596 ... ISO 9126) aponta 132h/mês <text:s/>-------- 22 dias X 6 horas</text:span></text:p>
      <text:p text:style-name="P44">Custo: 1,636 * 132 * 15= R$3.239,28</text:p>
      <text:p text:style-name="P51"><text:span text:style-name="T28">Prazo: 1 mês, 13 dias, 5 horas e 10 minutos.</text:span></text:p>
      <text:p text:style-name="P11"/>
      <text:p text:style-name="P11"><text:soft-page-break/></text:p>
      <text:list xml:id="list3893068144" text:style-name="WWNum28">
        <text:list-item>
          <text:h text:style-name="P5" text:outline-level="1"><text:bookmark-start text:name="_Toc468967461"/><text:bookmark-start text:name="_Toc323118148"/><text:span text:style-name="T2">Conduzir as aquisições</text:span><text:bookmark-end text:name="_Toc468967461"/><text:bookmark-end text:name="_Toc323118148"/></text:h>
        </text:list-item>
      </text:list>
      <text:p text:style-name="Standard"><text:span text:style-name="T2"/></text:p>
      <text:p text:style-name="P47"><text:span text:style-name="T8">H</text:span><text:span text:style-name="T7">ouve uma pesquisa de mercado, identificando vários fornecedores utilizando algumas ferramentas como BuscaPé, para fazer comparações de preços.</text:span></text:p>
      <text:p text:style-name="P36"><text:span text:style-name="T8">Orçamentos foram feitos, porém havia</text:span><text:span text:style-name="T10">m</text:span><text:span text:style-name="T8"> alguns riscos como por exemplo, <text:s/>a demora na entrega de um produto </text:span><text:span text:style-name="T11">na Kabum</text:span><text:span text:style-name="T8">, </text:span><text:span text:style-name="T10">onde</text:span><text:span text:style-name="T8"> <text:s/>havia um custo abaixo dos outros fornecedores, mas para não </text:span><text:span text:style-name="T9">se </text:span><text:span text:style-name="T8">ter o risco na demora da entrega </text:span><text:span text:style-name="T9">e atraso no desenvolvimento</text:span><text:span text:style-name="T8">, foi adquirido um produto semelhante, mas que estaria sendo entregue antes do previsto </text:span><text:span text:style-name="T11">na empresa Magalu, que pode ser retirado na loja física.</text:span></text:p>
      <text:p text:style-name="P48"><text:span text:style-name="T11"/></text:p>
      <text:list xml:id="list183153921562833" text:continue-list="list3878620572" text:style-name="WWNum27">
        <text:list-item>
          <text:h text:style-name="P6" text:outline-level="1"><text:bookmark-start text:name="_Toc323118141"/><text:bookmark-start text:name="_Toc468967455"/><text:span text:style-name="T5">Decisões de comprar</text:span><text:bookmark-end text:name="_Toc323118141"/><text:bookmark-end text:name="_Toc468967455"/></text:h>
        </text:list-item>
      </text:list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1"><text:span text:style-name="T12">Item a ser adquirido</text:span></text:p>
          </table:table-cell>
          <table:table-cell table:style-name="Tabela1.A1" office:value-type="string">
            <text:p text:style-name="P31"><text:span text:style-name="T12">Motivos para a compra</text:span></text:p>
          </table:table-cell>
          <table:table-cell table:style-name="Tabela1.A1" office:value-type="string">
            <text:p text:style-name="P31"><text:span text:style-name="T12">Fornecedores potenciais</text:span></text:p>
          </table:table-cell>
          <table:table-cell table:style-name="Tabela1.A1" office:value-type="string">
            <text:p text:style-name="P31"><text:span text:style-name="T12">Orçamento</text:span></text:p>
          </table:table-cell>
        </table:table-row>
        <table:table-row table:style-name="Tabela1.1">
          <table:table-cell table:style-name="Tabela1.A2" office:value-type="string">
            <text:p text:style-name="P25">Curso React + Redux: Fundamentos e 2 Apps do Absoluto Zero</text:p>
          </table:table-cell>
          <table:table-cell table:style-name="Tabela1.B2" office:value-type="string">
            <text:p text:style-name="P22"/>
            <text:p text:style-name="P30">Custo benefício e <text:s/>curso com certificação após o término.</text:p>
            <text:p text:style-name="P22"/>
            <text:p text:style-name="P22"/>
            <text:p text:style-name="P22"/>
          </table:table-cell>
          <table:table-cell table:style-name="Tabela1.C2" office:value-type="string">
            <text:p text:style-name="P23">Cod3r</text:p>
          </table:table-cell>
          <table:table-cell table:style-name="Tabela1.D2" office:value-type="string">
            <text:p text:style-name="P26">R$25,00</text:p>
          </table:table-cell>
        </table:table-row>
      </table:table>
      <text:p text:style-name="P11"/>
      <text:list xml:id="list183153518243682" text:continue-numbering="true" text:style-name="WWNum27">
        <text:list-header>
          <text:h text:style-name="P7" text:outline-level="1"><text:bookmark-start text:name="_Toc4689674552"/><text:bookmark-start text:name="_Toc3231181412"/><text:bookmark-end text:name="_Toc4689674552"/><text:bookmark-end text:name="_Toc3231181412"/><text:span text:style-name="T5"/></text:h>
        </text:list-header>
      </text:list>
      <text:p text:style-name="P2"/>
      <table:table table:name="Tabela4" table:style-name="Tabela4">
        <table:table-column table:style-name="Tabela4.A" table:number-columns-repeated="2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2"><text:span text:style-name="T12">Item a ser adquirido</text:span></text:p>
          </table:table-cell>
          <table:table-cell table:style-name="Tabela4.A1" office:value-type="string">
            <text:p text:style-name="P32"><text:span text:style-name="T12">Motivos para a compra</text:span></text:p>
          </table:table-cell>
          <table:table-cell table:style-name="Tabela4.A1" office:value-type="string">
            <text:p text:style-name="P32"><text:span text:style-name="T12">Fornecedores potenciais</text:span></text:p>
          </table:table-cell>
          <table:table-cell table:style-name="Tabela4.A1" office:value-type="string">
            <text:p text:style-name="P32"><text:span text:style-name="T12">Orçamento</text:span></text:p>
          </table:table-cell>
        </table:table-row>
        <table:table-row table:style-name="Tabela4.1">
          <table:table-cell table:style-name="Tabela4.A2" office:value-type="string">
            <text:p text:style-name="P25">React – The Complete Guide(including Hooks, React Router, Redux)</text:p>
          </table:table-cell>
          <table:table-cell table:style-name="Tabela4.B2" office:value-type="string">
            <text:p text:style-name="P24"/>
            <text:p text:style-name="P30"/>
            <text:p text:style-name="P21"><text:span text:style-name="T24">Custo benefício e <text:s/>curso com certificação após o término, porém há necessidade de </text:span><text:span text:style-name="T27">ter fluência em</text:span><text:span text:style-name="T24"> inglês.</text:span></text:p>
            <text:p text:style-name="P24"/>
          </table:table-cell>
          <table:table-cell table:style-name="Tabela4.C2" office:value-type="string">
            <text:p text:style-name="P33">Academind</text:p>
          </table:table-cell>
          <table:table-cell table:style-name="Tabela4.D2" office:value-type="string">
            <text:p text:style-name="P26">R$25,00</text:p>
          </table:table-cell>
        </table:table-row>
      </table:table>
      <text:h text:style-name="P8" text:outline-level="1" text:is-list-header="true"><text:bookmark-start text:name="_Toc4689674553"/><text:bookmark-start text:name="_Toc3231181413"/><text:bookmark-end text:name="_Toc4689674553"/><text:bookmark-end text:name="_Toc3231181413"/><text:span text:style-name="T5"/></text:h>
      <text:p text:style-name="P36"><text:span text:style-name="T5"/></text:p>
      <text:p text:style-name="P36"><text:span text:style-name="T5"/></text:p>
      <text:p text:style-name="P36"><text:span text:style-name="T5"/></text:p>
      <text:p text:style-name="P2"/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2"><text:span text:style-name="T12">Item a ser adquirido</text:span></text:p>
          </table:table-cell>
          <table:table-cell table:style-name="Tabela5.A1" office:value-type="string">
            <text:p text:style-name="P32"><text:span text:style-name="T12">Motivos para a compra</text:span></text:p>
          </table:table-cell>
          <table:table-cell table:style-name="Tabela5.A1" office:value-type="string">
            <text:p text:style-name="P32"><text:span text:style-name="T12">Fornecedores potenciais</text:span></text:p>
          </table:table-cell>
          <table:table-cell table:style-name="Tabela5.A1" office:value-type="string">
            <text:p text:style-name="P32"><text:span text:style-name="T12">Orçamento</text:span></text:p>
          </table:table-cell>
        </table:table-row>
        <table:table-row table:style-name="Tabela5.1">
          <table:table-cell table:style-name="Tabela5.A2" office:value-type="string">
            <text:p text:style-name="P28">SSD 120GB AFOX SD250-120GN SATA III - Leitura 500MB/s e Gravação 440MB/s</text:p>
          </table:table-cell>
          <table:table-cell table:style-name="Tabela5.B2" office:value-type="string">
            <text:p text:style-name="P24"/>
            <text:p text:style-name="P30">Máquina usada para desenvolver projeto está precisando ter esse produto para ter mais velocidade e desempenho.</text:p>
            <text:p text:style-name="P24"/>
            <text:p text:style-name="P24"><text:soft-page-break/></text:p>
            <text:p text:style-name="P24"/>
          </table:table-cell>
          <table:table-cell table:style-name="Tabela5.C2" office:value-type="string">
            <text:p text:style-name="P33">Magalu</text:p>
          </table:table-cell>
          <table:table-cell table:style-name="Tabela5.D2" office:value-type="string">
            <text:p text:style-name="P26">R$199,00</text:p>
          </table:table-cell>
        </table:table-row>
      </table:table>
      <text:p text:style-name="P12"/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32"><text:span text:style-name="T12">Item a ser adquirido</text:span></text:p>
          </table:table-cell>
          <table:table-cell table:style-name="Tabela6.A1" office:value-type="string">
            <text:p text:style-name="P32"><text:span text:style-name="T12">Motivos para a compra</text:span></text:p>
          </table:table-cell>
          <table:table-cell table:style-name="Tabela6.A1" office:value-type="string">
            <text:p text:style-name="P32"><text:span text:style-name="T12">Fornecedores potenciais</text:span></text:p>
          </table:table-cell>
          <table:table-cell table:style-name="Tabela6.A1" office:value-type="string">
            <text:p text:style-name="P32"><text:span text:style-name="T12">Orçamento</text:span></text:p>
          </table:table-cell>
        </table:table-row>
        <table:table-row table:style-name="Tabela6.1">
          <table:table-cell table:style-name="Tabela6.A2" office:value-type="string">
            <text:p text:style-name="P41"/>
            <text:p text:style-name="P27"><text:span text:style-name="T25">SSD Gigabyte 120GB, SATA, Leitura 500MB/s, Gravação 380MB/s - GP-GSTFS31120GNTD</text:span></text:p>
            <text:p text:style-name="P28"/>
          </table:table-cell>
          <table:table-cell table:style-name="Tabela6.B2" office:value-type="string">
            <text:p text:style-name="P24"/>
            <text:p text:style-name="P21"><text:span text:style-name="T24">(Não </text:span><text:span text:style-name="T27">será</text:span><text:span text:style-name="T24"> comprado)</text:span></text:p>
            <text:p text:style-name="P30"/>
            <text:p text:style-name="P30">Preço de custo acessível, porém irá demorar ser entregue.</text:p>
            <text:p text:style-name="P24"/>
            <text:p text:style-name="P24"/>
            <text:p text:style-name="P24"/>
          </table:table-cell>
          <table:table-cell table:style-name="Tabela6.C2" office:value-type="string">
            <text:p text:style-name="P33">KaBum</text:p>
          </table:table-cell>
          <table:table-cell table:style-name="Tabela6.D2" office:value-type="string">
            <text:p text:style-name="P26">R$149,90</text:p>
          </table:table-cell>
        </table:table-row>
      </table:table>
      <text:p text:style-name="P49"/>
      <text:p text:style-name="P1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2"><text:span text:style-name="T12">Item a ser adquirido</text:span></text:p>
          </table:table-cell>
          <table:table-cell table:style-name="Tabela7.A1" office:value-type="string">
            <text:p text:style-name="P32"><text:span text:style-name="T12">Motivos para a compra</text:span></text:p>
          </table:table-cell>
          <table:table-cell table:style-name="Tabela7.A1" office:value-type="string">
            <text:p text:style-name="P32"><text:span text:style-name="T12">Fornecedores potenciais</text:span></text:p>
          </table:table-cell>
          <table:table-cell table:style-name="Tabela7.A1" office:value-type="string">
            <text:p text:style-name="P32"><text:span text:style-name="T12">Orçamento</text:span></text:p>
          </table:table-cell>
        </table:table-row>
        <table:table-row table:style-name="Tabela7.1">
          <table:table-cell table:style-name="Tabela7.A2" office:value-type="string">
            <text:p text:style-name="P29"><text:span text:style-name="T25">Node JS Curso Completo do Básico ao Avançado </text:span></text:p>
            <text:p text:style-name="P28"/>
          </table:table-cell>
          <table:table-cell table:style-name="Tabela7.B2" office:value-type="string">
            <text:p text:style-name="P24"/>
            <text:p text:style-name="P21"><text:span text:style-name="T24">Curso para capacitação em desenvolvimento voltado para melhor criação da </text:span><text:span text:style-name="T27">API</text:span><text:span text:style-name="T24"> desse projeto.</text:span></text:p>
            <text:p text:style-name="P24"/>
            <text:p text:style-name="P24"/>
            <text:p text:style-name="P24"/>
            <text:p text:style-name="P24"/>
          </table:table-cell>
          <table:table-cell table:style-name="Tabela7.C2" office:value-type="string">
            <text:p text:style-name="P34">Hcode Treinamentos</text:p>
          </table:table-cell>
          <table:table-cell table:style-name="Tabela7.D2" office:value-type="string">
            <text:p text:style-name="P26">R$<text:span text:style-name="T26">379</text:span>,90</text:p>
          </table:table-cell>
        </table:table-row>
      </table:table>
      <text:p text:style-name="P49"/>
      <text:p text:style-name="P12"/>
      <text:h text:style-name="Heading_20_2" text:outline-level="1" text:is-list-header="true"><text:span text:style-name="T5"/></text:h>
      <text:p text:style-name="Standard"><text:span text:style-name="T5"/></text:p>
      <text:h text:style-name="Heading_20_2" text:outline-level="1" text:is-list-header="true"><text:span text:style-name="T5"/></text:h>
      <text:list xml:id="list183153380357346" text:continue-numbering="true" text:style-name="WWNum27">
        <text:list-item>
          <text:h text:style-name="P6" text:outline-level="1"><text:bookmark-start text:name="_Toc323118147"/><text:bookmark-start text:name="_Toc468967460"/><text:span text:style-name="T5">Fornecedores pré-qualificados</text:span><text:bookmark-end text:name="_Toc323118147"/><text:bookmark-end text:name="_Toc468967460"/></text:h>
        </text:list-item>
      </text:list>
      <text:p text:style-name="Comments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T12">Fornecedor potencial</text:span></text:p>
          </table:table-cell>
          <table:table-cell table:style-name="Tabela2.A1" office:value-type="string">
            <text:p text:style-name="P31"><text:span text:style-name="T12">Motivo</text:span></text:p>
          </table:table-cell>
        </table:table-row>
        <table:table-row table:style-name="Tabela2.1">
          <table:table-cell table:style-name="Tabela2.A2" office:value-type="string">
            <text:p text:style-name="P35">Magalu</text:p>
          </table:table-cell>
          <table:table-cell table:style-name="Tabela2.B2" office:value-type="string">
            <text:p text:style-name="P35">Empresa com 63 anos de experiência no mercado, trazendo produtos de alta qualidade e bom preço.</text:p>
          </table:table-cell>
        </table:table-row>
      </table:table>
      <text:p text:style-name="P4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5">Cod3r</text:p>
          </table:table-cell>
          <table:table-cell table:style-name="Tabela10.A1" office:value-type="string">
            <text:p text:style-name="P35">Plataforma de estudos, com vários cursos e com didática de fácil entendimento.</text:p>
          </table:table-cell>
        </table:table-row>
      </table:table>
      <text:p text:style-name="P4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5">Academind</text:p>
          </table:table-cell>
          <table:table-cell table:style-name="Tabela9.A1" office:value-type="string">
            <text:p text:style-name="P35">Plataforma de estudos criada por dois professores, visando levar alta qualidade aos alunos, com preços acessíveis e com comunidade própria para cada curso.</text:p>
          </table:table-cell>
        </table:table-row>
      </table:table>
      <text:p text:style-name="P42"/>
      <text:p text:style-name="P50"/>
      <text:p text:style-name="List_20_Paragraph"><text:soft-page-break/><text:span text:style-name="T3"/></text:p>
      <text:p text:style-name="List_20_Paragraph"><text:span text:style-name="T3"/></text:p>
      <text:list xml:id="list3031619123" text:style-name="WWNum29">
        <text:list-item>
          <text:p text:style-name="P10"><text:span text:style-name="T3">Ence</text:span><text:span text:style-name="T4">r</text:span><text:span text:style-name="T3">ramento do Projeto:</text:span></text:p>
        </text:list-item>
      </text:list>
      <text:p text:style-name="P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4"><text:span text:style-name="T13">Cálculo</text:span></text:p>
          </table:table-cell>
          <table:table-cell table:style-name="Tabela3.B1" office:value-type="string">
            <text:p text:style-name="P15"><text:span text:style-name="T13">Custo</text:span>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3">Métricas</text:span></text:p>
          </table:table-cell>
          <table:table-cell table:style-name="Tabela3.B2" office:value-type="string">
            <text:p text:style-name="P13">R$3.239,28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3">Aquisições</text:span></text:p>
          </table:table-cell>
          <table:table-cell table:style-name="Tabela3.B2" office:value-type="string">
            <text:p text:style-name="P13">R$249,00</text:p>
          </table:table-cell>
        </table:table-row>
        <table:table-row table:style-name="Tabela3.4">
          <table:table-cell table:style-name="Tabela3.A2" office:value-type="string">
            <text:p text:style-name="P16"><text:span text:style-name="T13">Total</text:span></text:p>
          </table:table-cell>
          <table:table-cell table:style-name="Tabela3.B2" office:value-type="string">
            <text:p text:style-name="P13">R$3.488,28</text:p>
          </table:table-cell>
        </table:table-row>
      </table:table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oi necessário a aquisição de dois cursos para a capacitação dos desenvolvedores do projeto, sabendo que os mesmos não possuíam conhecimento amplo para o término dentro do prazo estimado, onde também foi adquirido novos produtos para desempenho e produtividade, visando melhorar o tempo na entrega das tarefas solicitadas pelo gerente." svg:font-family="'Foi necessário a aquisição de dois cursos para a capacitação dos desenvolvedores do projeto, sabendo que os mesmos não possuíam conhecimento amplo para o término dentro do prazo estimado, onde também foi adquirido novos produtos para desempenho e produtividade, visando melhorar o tempo na entrega das tarefas solicitadas pelo gerente.'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Kumbh Sans" svg:font-family="'Kumbh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1" style:class="text">
      <style:paragraph-properties fo:margin-top="0.353cm" fo:margin-bottom="0cm" loext:contextual-spacing="false" fo:keep-together="always" fo:keep-with-next="always"/>
      <style:text-properties fo:color="#5f497a" style:font-name="Kumbh Sans" fo:font-family="'Kumbh Sans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mments" style:family="paragraph" style:parent-style-name="Descrição" style:auto-update="true" style:default-outline-level="">
      <style:paragraph-properties fo:margin-left="1.249cm" fo:margin-right="0cm" fo:text-indent="0cm" style:auto-text-indent="false"/>
      <style:text-properties style:font-name="Calibri" fo:font-family="Calibri" style:font-family-generic="roman" style:font-pitch="variable" fo:language="pt" fo:country="BR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Título_20_2_20_Char" style:display-name="Título 2 Char" style:family="text" style:parent-style-name="Default_20_Paragraph_20_Font">
      <style:text-properties fo:color="#5f497a" style:font-name="Kumbh Sans" fo:font-family="'Kumbh Sans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Título_20_4_20_Char" style:display-name="Título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1cm" fo:margin-left="0cm" fo:margin-right="0cm" fo:margin-bottom="0.891cm" fo:background-color="transparent" style:dynamic-spacing="true" draw:fill="non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lano de Gerenciamento do cronograma</dc:title>
    <dc:subject>Nome do Projeto</dc:subject>
    <meta:initial-creator>Eduardo Montes, PMP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70</meta:editing-cycles>
    <meta:creation-date>2012-06-25T14:47:00</meta:creation-date>
    <dc:date>2020-11-22T18:24:01.841200415</dc:date>
    <meta:editing-duration>PT9H50M40S</meta:editing-duration>
    <meta:generator>LibreOffice/6.4.2.2$Linux_X86_64 LibreOffice_project/40$Build-2</meta:generator>
    <meta:document-statistic meta:table-count="15" meta:image-count="0" meta:object-count="0" meta:page-count="4" meta:paragraph-count="184" meta:word-count="637" meta:character-count="3824" meta:non-whitespace-character-count="3334"/>
    <meta:user-defined meta:name="AppVersion">16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" xlink:href=""/>
  </office:meta>
</office:document-meta>
</file>